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08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6630" style:font-style-asian="italic" style:font-style-complex="italic"/>
    </style:style>
    <style:style style:name="T3" style:family="text">
      <style:text-properties fo:font-style="italic" officeooo:rsid="0019085a" style:font-style-asian="italic" style:font-style-complex="italic"/>
    </style:style>
    <style:style style:name="T4" style:family="text">
      <style:text-properties officeooo:rsid="00190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Spotlight Kid - </text:span>Another Day</text:p>
      <text:p text:style-name="Standard"/>
      <text:h text:style-name="Heading_20_1" text:outline-level="1">Verse 1:</text:h>
      <text:p text:style-name="Standard">As the light</text:p>
      <text:p text:style-name="Standard">slips away</text:p>
      <text:p text:style-name="Standard">My mind is black </text:p>
      <text:p text:style-name="Standard">And I can't find the way</text:p>
      <text:p text:style-name="Standard"/>
      <text:p text:style-name="Standard">See the flame</text:p>
      <text:p text:style-name="Standard">Flash In The Night</text:p>
      <text:p text:style-name="Standard">Like a Maniac I pray</text:p>
      <text:h text:style-name="Heading_20_1" text:outline-level="1">Chorus 2:</text:h>
      <text:p text:style-name="Standard">While you're so far away</text:p>
      <text:p text:style-name="Standard">There'll be another day</text:p>
      <text:p text:style-name="Standard">When you come back and stay, and I</text:p>
      <text:p text:style-name="Standard">Won't let you down again</text:p>
      <text:p text:style-name="Standard">I'm standing in the rain</text:p>
      <text:p text:style-name="Standard">And another lonely <text:span text:style-name="T4">n</text:span>ight fades to gray</text:p>
      <text:h text:style-name="Heading_20_1" text:outline-level="1">Verse 2:</text:h>
      <text:p text:style-name="Standard">All the world</text:p>
      <text:p text:style-name="Standard">frozen white</text:p>
      <text:p text:style-name="Standard">Lady Of Ice</text:p>
      <text:p text:style-name="Standard">Where's my Lucky Star tonight</text:p>
      <text:p text:style-name="Standard"/>
      <text:p text:style-name="Standard">Hold me tight</text:p>
      <text:p text:style-name="Standard">Don't say a word</text:p>
      <text:p text:style-name="Standard">Loose my self-control, but hey </text:p>
      <text:h text:style-name="Heading_20_1" text:outline-level="1">Chorus 2:</text:h>
      <text:p text:style-name="Standard">You're, oh, so far away</text:p>
      <text:p text:style-name="Standard">I'll never see the day</text:p>
      <text:p text:style-name="Standard">When you come back to me and stay</text:p>
      <text:p text:style-name="Standard">Don't break my heart again</text:p>
      <text:p text:style-name="Standard">Cause I can't stand the pain</text:p>
      <text:p text:style-name="Standard">It's <text:s/>losing game which I don't wan<text:span text:style-name="T4">t to</text:span> play</text:p>
      <text:h text:style-name="Heading_20_1" text:outline-level="1">Chorus 3 <text:span text:style-name="T1">(</text:span><text:span text:style-name="T2">as </text:span><text:span text:style-name="T1">Chorus </text:span><text:span text:style-name="T3">1</text:span><text:span text:style-name="T1">)</text:span></text:h>
      <text:h text:style-name="P1" text:outline-level="1"><text:span text:style-name="T1">Chorus </text:span><text:span text:style-name="T3">4</text:span><text:span text:style-name="T1"> (</text:span><text:span text:style-name="T2">as </text:span><text:span text:style-name="T1">Chorus </text:span><text:span text:style-name="T3">2</text:span><text:span text:style-name="T1">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, 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, 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, Arial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Arndt</meta:initial-creator>
    <meta:creation-date>2019-10-17T10:47:31.778590196</meta:creation-date>
    <dc:date>2019-10-20T00:38:16.256797087</dc:date>
    <dc:creator>Christopher Arndt</dc:creator>
    <meta:editing-duration>PT4M1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33" meta:word-count="147" meta:character-count="687" meta:non-whitespace-character-count="570"/>
  </office:meta>
</office:document-meta>
</file>